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eraleeyam" svg:font-family="Keraleeyam" style:font-adornments="Bold" style:font-pitch="variable"/>
    <style:font-face style:name="Khmer OS System" svg:font-family="'Khmer OS System'" style:font-adornments="Bold" style:font-pitch="variable"/>
    <style:font-face style:name="Lato" svg:font-family="Lato" style:font-adornments="Bold Italic" style:font-pitch="variable"/>
    <style:font-face style:name="Lato Black" svg:font-family="'Lato Black'" style:font-adornments="Black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Gothic" svg:font-family="IPA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48cm" fo:min-width="0.39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12.958cm" fo:min-width="0.643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8.894cm"/>
    </style:style>
    <style:style style:name="gr6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7" style:family="graphic" style:parent-style-name="standard">
      <style:graphic-properties svg:stroke-width="0.102cm" svg:stroke-color="#000000" draw:marker-start-width="0.509cm" draw:marker-end-width="0.509cm" svg:stroke-opacity="50%" draw:fill="none" draw:textarea-horizontal-align="justify" draw:textarea-vertical-align="middle" draw:auto-grow-height="false" fo:min-height="2.036cm" fo:min-width="5.977cm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66b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000000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a3238e" draw:marker-start-width="0.509cm" draw:marker-end="Arrow" draw:marker-end-width="0.254cm" svg:stroke-linecap="round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fo:min-height="1.528cm"/>
    </style:style>
    <style:style style:name="gr12" style:family="graphic" style:parent-style-name="standard">
      <style:graphic-properties draw:stroke="none" svg:stroke-color="#000000" draw:fill="none" draw:fill-color="#ffffff" fo:min-height="2.0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IPAGothic" fo:font-size="14pt"/>
    </style:style>
    <style:style style:name="P4" style:family="paragraph">
      <style:paragraph-properties fo:text-align="center"/>
    </style:style>
    <style:style style:name="P5" style:family="paragraph">
      <style:text-properties fo:color="#a3238e" style:font-name="Lato Black" fo:font-size="16pt" fo:font-style="italic" fo:font-weight="900" fo:background-color="transparent" style:font-size-asian="18pt" style:font-size-complex="18pt"/>
    </style:style>
    <style:style style:name="P6" style:family="paragraph">
      <loext:graphic-properties draw:fill="none" draw:fill-color="#ffffff"/>
      <style:text-properties fo:color="#a3238e" style:font-name="Lato Black" fo:font-size="16pt" fo:font-style="italic" fo:font-weight="900" fo:background-color="transparent" style:font-size-asian="18pt" style:font-size-complex="18pt"/>
    </style:style>
    <style:style style:name="P7" style:family="paragraph">
      <style:text-properties style:use-window-font-color="true" style:font-name="Lato" fo:font-size="16pt" fo:font-style="italic" fo:font-weight="bold" fo:background-color="transparent" style:font-size-asian="18pt" style:font-size-complex="18pt"/>
    </style:style>
    <style:style style:name="P8" style:family="paragraph">
      <loext:graphic-properties draw:fill="none" draw:fill-color="#ffffff"/>
      <style:text-properties style:use-window-font-color="true" style:font-name="Lato" fo:font-size="16pt" fo:font-style="italic" fo:font-weight="bold" fo:background-color="transparent" style:font-size-asian="18pt" style:font-size-complex="18pt"/>
    </style:style>
    <style:style style:name="P9" style:family="paragraph">
      <style:text-properties fo:color="#0066b3" style:font-name="Lato" fo:font-size="16pt" fo:font-style="italic" fo:font-weight="bold" fo:background-color="transparent" style:font-size-asian="18pt" style:font-size-complex="18pt"/>
    </style:style>
    <style:style style:name="P10" style:family="paragraph">
      <loext:graphic-properties draw:fill="none" draw:fill-color="#ffffff"/>
      <style:text-properties fo:color="#0066b3" style:font-name="Lato" fo:font-size="16pt" fo:font-style="italic" fo:font-weight="bold" fo:background-color="transparent" style:font-size-asian="18pt" style:font-size-complex="18pt"/>
    </style:style>
    <style:style style:name="P11" style:family="paragraph">
      <style:text-properties fo:color="#a3238e" style:font-name="Keraleeyam" fo:font-size="15pt" fo:font-weight="bold" fo:background-color="transparent" style:font-size-asian="18pt" style:font-size-complex="18pt"/>
    </style:style>
    <style:style style:name="P12" style:family="paragraph">
      <loext:graphic-properties draw:fill="none" draw:fill-color="#ffffff"/>
      <style:text-properties fo:color="#a3238e" style:font-name="Keraleeyam" fo:font-size="15pt" fo:font-weight="bold" fo:background-color="transparent" style:font-size-asian="18pt" style:font-size-complex="18pt"/>
    </style:style>
    <style:style style:name="T1" style:family="text">
      <style:text-properties style:font-name="IPAGothic" fo:font-size="14pt" fo:language="fr" fo:country="FR"/>
    </style:style>
    <style:style style:name="T2" style:family="text">
      <style:text-properties fo:color="#a3238e" style:font-name="Lato Black" fo:font-size="16pt" fo:font-style="italic" fo:font-weight="900" fo:background-color="transparent" style:font-size-asian="18pt" style:font-size-complex="18pt"/>
    </style:style>
    <style:style style:name="T3" style:family="text">
      <style:text-properties style:use-window-font-color="true" style:font-name="Lato" fo:font-size="16pt" fo:font-style="italic" fo:font-weight="bold" fo:background-color="transparent" style:font-size-asian="18pt" style:font-size-complex="18pt"/>
    </style:style>
    <style:style style:name="T4" style:family="text">
      <style:text-properties fo:color="#0066b3" style:font-name="Lato" fo:font-size="16pt" fo:font-style="italic" fo:font-weight="bold" fo:background-color="transparent" style:font-size-asian="18pt" style:font-size-complex="18pt"/>
    </style:style>
    <style:style style:name="T5" style:family="text">
      <style:text-properties fo:color="#000000" style:font-name="Khmer OS System" fo:font-size="18pt" fo:font-weight="bold" fo:background-color="transparent" style:font-size-asian="18pt" style:font-size-complex="18pt"/>
    </style:style>
    <style:style style:name="T6" style:family="text">
      <style:text-properties fo:color="#a3238e" style:font-name="Keraleeyam" fo:font-size="15pt" fo:font-weight="bold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2.632cm" svg:y="11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902cm" svg:y1="11.957cm" svg:x2="8.283cm" svg:y2="5.318cm" draw:start-shape="id1" draw:start-glue-point="10" draw:end-shape="id2" draw:end-glue-point="0" svg:d="M3902 11957l4381-6639" svg:viewBox="0 0 4382 6640">
          <text:p/>
        </draw:connector>
        <draw:connector draw:style-name="gr2" draw:text-style-name="P1" draw:layer="layout" draw:type="line" svg:x1="3.944cm" svg:y1="11.96cm" svg:x2="7.712cm" svg:y2="11.922cm" draw:end-shape="id2" draw:end-glue-point="3" svg:d="M3944 11960l3768-38" svg:viewBox="0 0 3769 39">
          <text:p/>
        </draw:connector>
        <draw:connector draw:style-name="gr2" draw:text-style-name="P1" draw:layer="layout" draw:type="line" svg:x1="3.902cm" svg:y1="11.922cm" svg:x2="8.283cm" svg:y2="18.526cm" draw:end-shape="id2" draw:end-glue-point="2" svg:d="M3902 11922l4381 6604" svg:viewBox="0 0 4382 6605">
          <text:p/>
        </draw:connector>
        <draw:custom-shape draw:style-name="gr3" draw:text-style-name="P2" xml:id="id2" draw:id="id2" draw:layer="layout" svg:width="1.143cm" svg:height="13.208cm" svg:x="7.712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1.143cm" svg:height="13.208cm" svg:x="11.3cm" svg:y="5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27cm" svg:height="1.27cm" svg:x="15.633cm" svg:y="11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871cm" svg:y1="5.318cm" svg:x2="15.633cm" svg:y2="11.958cm" draw:start-shape="id3" draw:start-glue-point="0" draw:end-shape="id4" draw:end-glue-point="6" svg:d="M11871 5318l3762 6640" svg:viewBox="0 0 3763 6641">
          <text:p/>
        </draw:connector>
        <draw:connector draw:style-name="gr2" draw:text-style-name="P1" draw:layer="layout" draw:type="line" svg:x1="12.443cm" svg:y1="11.922cm" svg:x2="15.633cm" svg:y2="11.958cm" draw:start-shape="id3" draw:start-glue-point="1" draw:end-shape="id4" draw:end-glue-point="6" svg:d="M12443 11922l3190 36" svg:viewBox="0 0 3191 37">
          <text:p/>
        </draw:connector>
        <draw:connector draw:style-name="gr2" draw:text-style-name="P1" draw:layer="layout" draw:type="line" svg:x1="11.871cm" svg:y1="18.526cm" svg:x2="15.633cm" svg:y2="11.958cm" draw:start-shape="id3" draw:start-glue-point="2" draw:end-shape="id4" draw:end-glue-point="6" svg:d="M11871 18526l3762-6568" svg:viewBox="0 0 3763 6569">
          <text:p/>
        </draw:connector>
        <draw:frame draw:style-name="gr4" draw:text-style-name="P3" draw:layer="layout" svg:width="2.286cm" svg:height="1.27cm" svg:x="2.397cm" svg:y="10.625cm">
          <draw:text-box>
            <text:p><text:span text:style-name="T1">Entrées</text:span></text:p>
          </draw:text-box>
        </draw:frame>
        <draw:frame draw:style-name="gr5" draw:text-style-name="P3" draw:layer="layout" svg:width="0.888cm" svg:height="9.144cm" svg:x="7.905cm" svg:y="7.096cm">
          <draw:text-box>
            <text:p><text:span text:style-name="T1">Couche <text:s/>cachées</text:span></text:p>
          </draw:text-box>
        </draw:frame>
        <draw:frame draw:style-name="gr5" draw:text-style-name="P3" draw:layer="layout" svg:width="0.888cm" svg:height="9.144cm" svg:x="11.523cm" svg:y="7.096cm">
          <draw:text-box>
            <text:p><text:span text:style-name="T1">Couche <text:s/>cachées</text:span></text:p>
          </draw:text-box>
        </draw:frame>
        <draw:frame draw:style-name="gr4" draw:text-style-name="P3" draw:layer="layout" svg:width="2.286cm" svg:height="1.27cm" svg:x="5.553cm" svg:y="10.652cm">
          <draw:text-box>
            <text:p><text:span text:style-name="T1">W et b</text:span></text:p>
          </draw:text-box>
        </draw:frame>
        <draw:frame draw:style-name="gr4" draw:text-style-name="P3" draw:layer="layout" svg:width="2.286cm" svg:height="1.27cm" svg:x="12.553cm" svg:y="10.652cm">
          <draw:text-box>
            <text:p><text:span text:style-name="T1">W et b</text:span></text:p>
          </draw:text-box>
        </draw:frame>
        <draw:frame draw:style-name="gr4" draw:text-style-name="P3" draw:layer="layout" svg:width="2.286cm" svg:height="1.27cm" svg:x="15.397cm" svg:y="10.625cm">
          <draw:text-box>
            <text:p><text:span text:style-name="T1">Sorties</text:span></text:p>
          </draw:text-box>
        </draw:frame>
        <draw:connector draw:style-name="gr2" draw:text-style-name="P1" draw:layer="layout" draw:type="line" svg:x1="8.283cm" svg:y1="18.526cm" svg:x2="11.871cm" svg:y2="5.318cm" draw:start-shape="id2" draw:start-glue-point="2" draw:end-shape="id3" draw:end-glue-point="0" svg:d="M8283 18526l3588-13208" svg:viewBox="0 0 3589 13209">
          <text:p/>
        </draw:connector>
        <draw:connector draw:style-name="gr2" draw:text-style-name="P1" draw:layer="layout" draw:type="line" svg:x1="8.283cm" svg:y1="5.318cm" svg:x2="11.871cm" svg:y2="18.526cm" draw:start-shape="id2" draw:start-glue-point="0" draw:end-shape="id3" draw:end-glue-point="2" svg:d="M8283 5318l3588 13208" svg:viewBox="0 0 3589 13209">
          <text:p/>
        </draw:connector>
        <draw:connector draw:style-name="gr2" draw:text-style-name="P1" draw:layer="layout" draw:type="line" svg:x1="8.855cm" svg:y1="11.922cm" svg:x2="11.871cm" svg:y2="5.318cm" draw:start-shape="id2" draw:start-glue-point="1" draw:end-shape="id3" draw:end-glue-point="0" svg:d="M8855 11922l3016-6604" svg:viewBox="0 0 3017 6605">
          <text:p/>
        </draw:connector>
        <draw:connector draw:style-name="gr2" draw:text-style-name="P1" xml:id="id5" draw:id="id5" draw:layer="layout" draw:type="line" svg:x1="8.855cm" svg:y1="11.923cm" svg:x2="11.871cm" svg:y2="18.526cm" draw:end-shape="id3" draw:end-glue-point="2" svg:d="M8855 11923l3016 6603" svg:viewBox="0 0 3017 6604">
          <text:p/>
        </draw:connector>
        <draw:connector draw:style-name="gr2" draw:text-style-name="P1" draw:layer="layout" draw:type="line" svg:x1="8.296cm" svg:y1="5.318cm" svg:x2="11.3cm" svg:y2="11.922cm" draw:end-shape="id3" draw:end-glue-point="3" svg:d="M8296 5318l3004 6604" svg:viewBox="0 0 3005 6605">
          <text:p/>
        </draw:connector>
        <draw:connector draw:style-name="gr2" draw:text-style-name="P1" draw:layer="layout" draw:type="line" svg:x1="8.296cm" svg:y1="18.527cm" svg:x2="11.3cm" svg:y2="11.922cm" draw:end-shape="id3" draw:end-glue-point="3" svg:d="M8296 18527l3004-6605" svg:viewBox="0 0 3005 6606">
          <text:p/>
        </draw:connector>
        <draw:connector draw:style-name="gr2" draw:text-style-name="P1" draw:layer="layout" draw:type="line" svg:x1="8.296cm" svg:y1="18.528cm" svg:x2="11.871cm" svg:y2="18.526cm" draw:end-shape="id3" draw:end-glue-point="2" svg:d="M8296 18528l3575-2" svg:viewBox="0 0 3576 3">
          <text:p/>
        </draw:connector>
        <draw:connector draw:style-name="gr2" draw:text-style-name="P1" draw:layer="layout" draw:type="line" svg:x1="8.296cm" svg:y1="5.318cm" svg:x2="11.871cm" svg:y2="5.318cm" draw:end-shape="id3" svg:d="M8296 5318h3575" svg:viewBox="0 0 3576 1">
          <text:p/>
        </draw:connector>
        <draw:connector draw:style-name="gr2" draw:text-style-name="P1" draw:layer="layout" draw:type="line" svg:x1="8.855cm" svg:y1="11.923cm" svg:x2="11.3cm" svg:y2="11.922cm" draw:start-shape="id5" draw:start-glue-point="2" draw:end-shape="id3" draw:end-glue-point="3" svg:d="M8855 11923l2445-1" svg:viewBox="0 0 2446 2">
          <text:p/>
        </draw:connector>
        <draw:custom-shape draw:style-name="gr6" draw:text-style-name="P4" draw:layer="layout" svg:width="0.381cm" svg:height="0.381cm" svg:x="9.407cm" svg:y="1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9.936cm" svg:y="1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0.436cm" svg:y="1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7" draw:text-style-name="P1" xml:id="id6" draw:id="id6" draw:layer="layout" svg:width="6.477cm" svg:height="2.286cm" svg:x="7.223cm" svg:y="5.0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6.477cm" svg:height="2.286cm" svg:x="7.223cm" svg:y="12.464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2.929cm" svg:x1="13.7cm" svg:y1="6.207cm" svg:x2="13.7cm" svg:y2="13.607cm" draw:start-shape="id6" draw:start-glue-point="1" draw:end-shape="id7" draw:end-glue-point="1" svg:d="M13700 6207h3479v7400h-3479" svg:viewBox="0 0 3480 7401">
          <text:p/>
        </draw:connector>
        <draw:connector draw:style-name="gr9" draw:text-style-name="P1" draw:layer="layout" draw:line-skew="-4.324cm" svg:x1="7.223cm" svg:y1="13.607cm" svg:x2="7.223cm" svg:y2="6.207cm" draw:start-shape="id7" draw:start-glue-point="3" draw:end-shape="id6" draw:end-glue-point="3" svg:d="M7223 13607h-4876v-7400h4876" svg:viewBox="0 0 4877 7401">
          <text:p/>
        </draw:connector>
        <draw:connector draw:style-name="gr10" draw:text-style-name="P1" draw:layer="layout" svg:x1="7.223cm" svg:y1="13.607cm" svg:x2="7.223cm" svg:y2="6.207cm" draw:start-shape="id7" draw:start-glue-point="3" draw:end-shape="id6" draw:end-glue-point="3" svg:d="M7223 13607h-552v-7400h552" svg:viewBox="0 0 553 7401">
          <text:p text:style-name="P4"><text:s/></text:p>
        </draw:connector>
        <draw:frame draw:style-name="gr11" draw:text-style-name="P6" draw:layer="layout" svg:width="2.921cm" svg:height="1.778cm" svg:x="6.588cm" svg:y="9.509cm">
          <draw:text-box>
            <text:p text:style-name="P5"><text:span text:style-name="T2">c</text:span><text:span text:style-name="T2">r</text:span><text:span text:style-name="T2">i</text:span><text:span text:style-name="T2">t</text:span><text:span text:style-name="T2">i</text:span><text:span text:style-name="T2">q</text:span><text:span text:style-name="T2">u</text:span><text:span text:style-name="T2">e</text:span></text:p>
          </draw:text-box>
        </draw:frame>
        <draw:frame draw:style-name="gr11" draw:text-style-name="P8" draw:layer="layout" svg:width="2.286cm" svg:height="1.778cm" svg:x="2.288cm" svg:y="9.509cm">
          <draw:text-box>
            <text:p text:style-name="P7"><text:span text:style-name="T3">État</text:span></text:p>
          </draw:text-box>
        </draw:frame>
        <draw:frame draw:style-name="gr11" draw:text-style-name="P10" draw:layer="layout" svg:width="2.286cm" svg:height="1.778cm" svg:x="17.129cm" svg:y="9.509cm">
          <draw:text-box>
            <text:p text:style-name="P9"><text:span text:style-name="T4">Action</text:span></text:p>
          </draw:text-box>
        </draw:frame>
        <draw:frame draw:style-name="gr11" draw:text-style-name="P12" draw:layer="layout" svg:width="2.286cm" svg:height="1.894cm" svg:x="9.288cm" svg:y="5.509cm">
          <draw:text-box>
            <text:p text:style-name="P11"><text:span text:style-name="T5">Agent</text:span></text:p>
            <text:p text:style-name="P11"><text:span text:style-name="T6"/></text:p>
          </draw:text-box>
        </draw:frame>
        <draw:frame draw:style-name="gr12" draw:text-style-name="P12" draw:layer="layout" svg:width="5.715cm" svg:height="2.342cm" svg:x="8.104cm" svg:y="13.009cm">
          <draw:text-box>
            <text:p text:style-name="P11"><text:span text:style-name="T5">Environnement</text:span></text:p>
          </draw:text-box>
        </draw:frame>
        <draw:frame draw:style-name="gr11" draw:text-style-name="P12" draw:layer="layout" svg:width="2.286cm" svg:height="1.894cm" svg:x="9.288cm" svg:y="5.509cm">
          <draw:text-box>
            <text:p text:style-name="P11"><text:span text:style-name="T5">Agent</text:span></text:p>
            <text:p text:style-name="P11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eraleeyam" svg:font-family="Keraleeyam" style:font-adornments="Bold" style:font-pitch="variable"/>
    <style:font-face style:name="Khmer OS System" svg:font-family="'Khmer OS System'" style:font-adornments="Bold" style:font-pitch="variable"/>
    <style:font-face style:name="Lato" svg:font-family="Lato" style:font-adornments="Bold Italic" style:font-pitch="variable"/>
    <style:font-face style:name="Lato Black" svg:font-family="'Lato Black'" style:font-adornments="Black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Gothic" svg:font-family="IPA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6:58:56.431036700</meta:creation-date>
    <dc:date>2018-09-04T13:10:51.845842272</dc:date>
    <meta:editing-duration>PT27M5S</meta:editing-duration>
    <meta:editing-cycles>4</meta:editing-cycles>
    <meta:generator>LibreOffice/6.0.3.2$Linux_X86_64 LibreOffice_project/00m0$Build-2</meta:generator>
    <meta:document-statistic meta:object-count="39"/>
  </office:meta>
</office:document-meta>
</file>